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HelveticaNeueBold, HelveticaNeue-Bold, 'Helvetica Neue Bold', HelveticaBold, Helvetica-Bold, 'Helvetica Bold', HelveticaNeue, 'Helvetica Neue', Helvetica, Arial, sans-serif"/>
    <style:font-face style:name="Lohit Devanagari1" svg:font-family="'Lohit Devanagari'"/>
    <style:font-face style:name="Norasi" svg:font-family="Norasi" style:font-adornments="Bold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font-size="11pt" style:font-size-asian="11pt" style:font-size-complex="11pt"/>
    </style:style>
    <style:style style:name="P2" style:family="paragraph" style:parent-style-name="Standard">
      <style:text-properties style:font-name="Liberation Serif1" fo:font-size="11pt" officeooo:rsid="001d6a5b" officeooo:paragraph-rsid="001d6a5b" style:font-size-asian="11pt" style:font-size-complex="11pt"/>
    </style:style>
    <style:style style:name="P3" style:family="paragraph" style:parent-style-name="Standard">
      <style:text-properties style:font-name="Liberation Serif1" fo:font-size="11pt" officeooo:paragraph-rsid="001d6a5b" style:font-size-asian="11pt" style:font-size-complex="11pt"/>
    </style:style>
    <style:style style:name="T1" style:family="text">
      <style:text-properties officeooo:rsid="001d6a5b"/>
    </style:style>
    <style:style style:name="T2" style:family="text">
      <style:text-properties fo:font-variant="normal" fo:text-transform="none" fo:color="#282828" style:font-name="Lato" fo:font-size="16.5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282828" style:font-name="Norasi" fo:font-size="16.5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282828" fo:font-size="16.5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282828" fo:letter-spacing="normal" fo:font-style="normal" fo:font-weight="normal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What Js can do with browser?</text:p>
      <text:p text:style-name="P1"/>
      <text:p text:style-name="P1">-<text:span text:style-name="T1">it runs in the browser.</text:span></text:p>
      <text:p text:style-name="P1">-<text:span text:style-name="T1">provides interactivity, user actions.</text:span></text:p>
      <text:p text:style-name="P1">-<text:span text:style-name="T1">provides animation, 3D.</text:span></text:p>
      <text:p text:style-name="P1">-<text:span text:style-name="T1">ask questions to the user and show messages.</text:span></text:p>
      <text:p text:style-name="P1"/>
      <text:p text:style-name="P2">What Js can not do with browser?</text:p>
      <text:p text:style-name="P3"><text:span text:style-name="T1">-</text:span><text:bookmark text:name="mntl-sc-block_1-0-7"/><text:span text:style-name="T5">It Cannot Read From or Write to Files in the Client </text:span></text:p>
      <text:p text:style-name="P3"><text:span text:style-name="T1">-</text:span><text:bookmark text:name="mntl-sc-block_1-0-12"/><text:span text:style-name="T5">It Cannot Access Web Pages Hosted on Another Domain</text:span></text:p>
      <text:p text:style-name="P3"><text:span text:style-name="T1">-</text:span><text:bookmark text:name="mntl-sc-block_1-0-15"/><text:span text:style-name="T5">It Cannot Protect Your Page Source or Images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HelveticaNeueBold, HelveticaNeue-Bold, 'Helvetica Neue Bold', HelveticaBold, Helvetica-Bold, 'Helvetica Bold', HelveticaNeue, 'Helvetica Neue', Helvetica, Arial, sans-serif"/>
    <style:font-face style:name="Lohit Devanagari1" svg:font-family="'Lohit Devanagari'"/>
    <style:font-face style:name="Norasi" svg:font-family="Norasi" style:font-adornments="Bold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23:58:58.504374797</meta:creation-date>
    <dc:date>2021-04-19T00:35:33.557578675</dc:date>
    <meta:editing-duration>PT6M25S</meta:editing-duration>
    <meta:editing-cycles>1</meta:editing-cycles>
    <meta:document-statistic meta:table-count="0" meta:image-count="0" meta:object-count="0" meta:page-count="1" meta:paragraph-count="9" meta:word-count="61" meta:character-count="341" meta:non-whitespace-character-count="288"/>
    <meta:generator>LibreOffice/6.4.7.2$Linux_X86_64 LibreOffice_project/40$Build-2</meta:generator>
  </office:meta>
</office:document-meta>
</file>